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FIDEL ALBERTO IRURI ROB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NUTRICENTRO IRURI E.I.R.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QUERA HERRADA, JESUS DENZ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5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3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8056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3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20:0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